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8pt" fo:font-weight="normal" style:font-size-asian="8pt" style:font-weight-asian="normal" style:font-size-complex="8pt" style:font-weight-complex="normal"/>
    </style:style>
    <style:style style:name="P2" style:family="paragraph" style:parent-style-name="Preformatted_20_Text">
      <style:text-properties fo:font-size="8pt" fo:font-weight="normal" officeooo:paragraph-rsid="002e19e3" style:font-size-asian="8pt" style:font-weight-asian="normal" style:font-size-complex="8pt" style:font-weight-complex="normal"/>
    </style:style>
    <style:style style:name="P3" style:family="paragraph" style:parent-style-name="Preformatted_20_Text">
      <style:text-properties fo:font-size="8pt" fo:font-weight="normal" officeooo:rsid="003277bc" officeooo:paragraph-rsid="003277bc" style:font-size-asian="8pt" style:font-weight-asian="normal" style:font-size-complex="8pt" style:font-weight-complex="normal"/>
    </style:style>
    <style:style style:name="P4" style:family="paragraph" style:parent-style-name="Preformatted_20_Text">
      <style:text-properties fo:font-size="8pt" fo:font-weight="normal" officeooo:paragraph-rsid="0032e7b2" style:font-size-asian="8pt" style:font-weight-asian="normal" style:font-size-complex="8pt" style:font-weight-complex="normal"/>
    </style:style>
    <style:style style:name="P5" style:family="paragraph" style:parent-style-name="Preformatted_20_Text">
      <style:text-properties fo:font-size="8pt" fo:font-weight="normal" officeooo:paragraph-rsid="003277bc" style:font-size-asian="8pt" style:font-weight-asian="normal" style:font-size-complex="8pt" style:font-weight-complex="normal"/>
    </style:style>
    <style:style style:name="P6" style:family="paragraph" style:parent-style-name="Preformatted_20_Text">
      <style:text-properties fo:font-size="8pt" fo:font-weight="normal" officeooo:rsid="00375674" officeooo:paragraph-rsid="00375674" style:font-size-asian="8pt" style:font-weight-asian="normal" style:font-size-complex="8pt" style:font-weight-complex="normal"/>
    </style:style>
    <style:style style:name="P7" style:family="paragraph" style:parent-style-name="Preformatted_20_Text">
      <style:text-properties fo:font-size="8pt" fo:font-weight="normal" officeooo:paragraph-rsid="00375674" style:font-size-asian="8pt" style:font-weight-asian="normal" style:font-size-complex="8pt" style:font-weight-complex="normal"/>
    </style:style>
    <style:style style:name="P8" style:family="paragraph" style:parent-style-name="Preformatted_20_Text">
      <style:text-properties fo:font-size="8pt" fo:font-weight="normal" officeooo:paragraph-rsid="003e4951" style:font-size-asian="8pt" style:font-weight-asian="normal" style:font-size-complex="8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a44c1"/>
    </style:style>
    <style:style style:name="T3" style:family="text">
      <style:text-properties officeooo:rsid="001a44c1"/>
    </style:style>
    <style:style style:name="T4" style:family="text">
      <style:text-properties officeooo:rsid="001d4c11"/>
    </style:style>
    <style:style style:name="T5" style:family="text">
      <style:text-properties officeooo:rsid="001dd508"/>
    </style:style>
    <style:style style:name="T6" style:family="text">
      <style:text-properties officeooo:rsid="001e9984"/>
    </style:style>
    <style:style style:name="T7" style:family="text">
      <style:text-properties officeooo:rsid="001f91c0"/>
    </style:style>
    <style:style style:name="T8" style:family="text">
      <style:text-properties officeooo:rsid="0020d38a"/>
    </style:style>
    <style:style style:name="T9" style:family="text">
      <style:text-properties officeooo:rsid="00263e4e"/>
    </style:style>
    <style:style style:name="T10" style:family="text">
      <style:text-properties officeooo:rsid="002e19e3"/>
    </style:style>
    <style:style style:name="T11" style:family="text">
      <style:text-properties officeooo:rsid="002e47eb"/>
    </style:style>
    <style:style style:name="T12" style:family="text">
      <style:text-properties officeooo:rsid="003277bc"/>
    </style:style>
    <style:style style:name="T13" style:family="text">
      <style:text-properties officeooo:rsid="0032e7b2"/>
    </style:style>
    <style:style style:name="T14" style:family="text">
      <style:text-properties officeooo:rsid="00375674"/>
    </style:style>
    <style:style style:name="T15" style:family="text">
      <style:text-properties officeooo:rsid="0037a800"/>
    </style:style>
    <style:style style:name="T16" style:family="text">
      <style:text-properties officeooo:rsid="0037c76b"/>
    </style:style>
    <style:style style:name="T17" style:family="text">
      <style:text-properties officeooo:rsid="00385448"/>
    </style:style>
    <style:style style:name="T18" style:family="text">
      <style:text-properties officeooo:rsid="003b07fb"/>
    </style:style>
    <style:style style:name="T19" style:family="text">
      <style:text-properties officeooo:rsid="003e4951"/>
    </style:style>
    <style:style style:name="T20" style:family="text">
      <style:text-properties officeooo:rsid="003e8f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4">+----------------------------------------------+ <text:s text:c="3"/></text:span><text:span text:style-name="T16">+-----------------------------------------</text:span><text:span text:style-name="T17">+</text:span></text:p>
      <text:p text:style-name="P6">| <text:s text:c="7"/>2 <text:s text:c="3"/>2 <text:s text:c="3"/>2 <text:s text:c="3"/>2 <text:s text:c="3"/>2 <text:s text:c="3"/>3 <text:s text:c="3"/>3 <text:s text:c="3"/>3 <text:s/>| <text:s text:c="3"/><text:span text:style-name="T16">| <text:s text:c="7"/></text:span><text:span text:style-name="T17">2 <text:s text:c="3"/>2 <text:s text:c="3"/>2 <text:s text:c="3"/>2 <text:s text:c="3"/>3 <text:s text:c="3"/>3 <text:s text:c="3"/>3 <text:s/>|</text:span></text:p>
      <text:p text:style-name="P6">| <text:s text:c="6"/>IMM <text:s/>ZPAG Z,X (I,X) (I),Y ABS A,X <text:s/>A,Y | <text:s text:c="3"/><text:span text:style-name="T16">| <text:s text:c="6"/></text:span><text:span text:style-name="T17">IMM <text:s/>ZPAG Z,X <text:s/>Z,Y <text:s/>ABS <text:s/>A,X <text:s/>A,Y |</text:span></text:p>
      <text:p text:style-name="P6">+----------------------------------------------<text:span text:style-name="T15">+ <text:s text:c="3"/></text:span><text:span text:style-name="T16">+-----------------------------------------</text:span><text:span text:style-name="T17">+</text:span></text:p>
      <text:p text:style-name="P6">| ORA <text:s text:c="2"/>09 <text:s text:c="2"/>05 <text:s text:c="2"/>15 <text:s text:c="2"/>01 <text:s text:c="2"/>11 <text:s text:c="2"/>0D <text:s text:c="2"/>1D <text:s text:c="2"/>19 <text:s/><text:span text:style-name="T15">| <text:s text:c="3"/></text:span><text:span text:style-name="T16">| ASL <text:s text:c="7"/></text:span><text:span text:style-name="T17">06 <text:s text:c="2"/>16 <text:s text:c="7"/>0E <text:s text:c="2"/>1E <text:s text:c="6"/>|</text:span></text:p>
      <text:p text:style-name="P6">| AND <text:s text:c="2"/><text:span text:style-name="T15">29 <text:s text:c="2"/>25 <text:s text:c="2"/>35 <text:s text:c="2"/>21 <text:s text:c="2"/>31 <text:s text:c="2"/>2D <text:s text:c="2"/>3D <text:s text:c="2"/>39 <text:s/>| <text:s text:c="3"/></text:span><text:span text:style-name="T16">| ROL <text:s text:c="7"/></text:span><text:span text:style-name="T17">26 <text:s text:c="2"/>36 <text:s text:c="7"/>2E <text:s text:c="2"/>3E <text:s text:c="6"/>|</text:span></text:p>
      <text:p text:style-name="P6">| EOR <text:s text:c="2"/><text:span text:style-name="T15">49 <text:s text:c="2"/>45 <text:s text:c="2"/>55 <text:s text:c="2"/>41 <text:s text:c="2"/>51 <text:s text:c="2"/>4D <text:s text:c="2"/>5D <text:s text:c="2"/>59 <text:s/>| <text:s text:c="3"/></text:span><text:span text:style-name="T16">| LSR <text:s text:c="7"/></text:span><text:span text:style-name="T17">46 <text:s text:c="2"/>56 <text:s text:c="7"/>4E <text:s text:c="2"/>5E <text:s text:c="6"/>|</text:span></text:p>
      <text:p text:style-name="P6">| ADC <text:s text:c="2"/><text:span text:style-name="T16">69 <text:s text:c="2"/>65 <text:s text:c="2"/>75 <text:s text:c="2"/>61 <text:s text:c="2"/>71 <text:s text:c="2"/>6D <text:s text:c="2"/>7D <text:s text:c="2"/>79 <text:s/>| <text:s text:c="3"/>| ROR <text:s text:c="7"/></text:span><text:span text:style-name="T17">66 <text:s text:c="2"/>76 <text:s text:c="7"/>6E <text:s text:c="2"/>7E <text:s text:c="6"/>|</text:span></text:p>
      <text:p text:style-name="P6">| STA <text:s text:c="7"/><text:span text:style-name="T16">85 <text:s text:c="2"/>95 <text:s text:c="2"/>81 <text:s text:c="2"/>91 <text:s text:c="2"/>8D <text:s text:c="2"/>9D <text:s text:c="2"/>99 <text:s/>| <text:s text:c="3"/>| STX <text:s text:c="7"/></text:span><text:span text:style-name="T17">86 <text:s text:c="7"/>96 <text:s text:c="2"/>8E <text:s text:c="11"/>|</text:span></text:p>
      <text:p text:style-name="P6">| LDA <text:s text:c="2"/><text:span text:style-name="T16">A9 <text:s text:c="2"/>A5 <text:s text:c="2"/>B5 <text:s text:c="2"/>A1 <text:s text:c="2"/>B1 <text:s text:c="2"/>AD <text:s text:c="2"/>BD <text:s text:c="2"/>B9 <text:s/>| <text:s text:c="3"/>| LDX <text:s text:c="2"/></text:span><text:span text:style-name="T17">A2 <text:s text:c="2"/>A6 <text:s text:c="7"/>B6 <text:s text:c="2"/>AE <text:s text:c="7"/>BE <text:s/>|</text:span></text:p>
      <text:p text:style-name="P6">| CMP <text:s text:c="2"/><text:span text:style-name="T16">C9 <text:s text:c="2"/>C5 <text:s text:c="2"/>D5 <text:s text:c="2"/>C1 <text:s text:c="2"/>D1 <text:s text:c="2"/>CD <text:s text:c="2"/>DD <text:s text:c="2"/>D9 <text:s/>| <text:s text:c="3"/>| DEC <text:s text:c="7"/></text:span><text:span text:style-name="T17">C6 <text:s text:c="2"/>D6 <text:s text:c="7"/>CE <text:s text:c="2"/>DE <text:s text:c="6"/>|</text:span><text:line-break/>| SBC <text:s text:c="2"/><text:span text:style-name="T16">E9 <text:s text:c="2"/>E5 <text:s text:c="2"/>F5 <text:s text:c="2"/>E1 <text:s text:c="2"/>F1 <text:s text:c="2"/>ED <text:s text:c="2"/>FD <text:s text:c="2"/>F9 <text:s/>| <text:s text:c="3"/>| INC <text:s text:c="7"/></text:span><text:span text:style-name="T17">E6 <text:s text:c="2"/>F6 <text:s text:c="7"/>EE <text:s text:c="2"/>FE <text:s text:c="6"/>|</text:span></text:p>
      <text:p text:style-name="P6">+----------------------------------------------<text:span text:style-name="T16">+ <text:s text:c="3"/>+-----------------------------------------</text:span><text:span text:style-name="T17">+</text:span></text:p>
      <text:p text:style-name="P1"><text:s text:c="2"/><text:span text:style-name="T18">Op Code ends in -1, -5, -9, or -D <text:s text:c="18"/>Op Code ends in -2, -6, or -E</text:span></text:p>
      <text:p text:style-name="P1"/>
      <text:p text:style-name="P1">+--------+-------+ <text:s text:c="3"/>+-----+----+-----+ <text:s text:c="3"/><text:span text:style-name="T10">+------------------------------+</text:span></text:p>
      <text:p text:style-name="P1">| BPL 10 | BMI 30| <text:s text:c="3"/>| <text:s text:c="4"/>| ABS|(IND)| <text:s text:c="3"/><text:span text:style-name="T10">| <text:s text:c="6"/>2 <text:s text:c="3"/>2 <text:s text:c="3"/>2 <text:s text:c="3"/>3 <text:s text:c="3"/>3 <text:s/>|</text:span></text:p>
      <text:p text:style-name="P1">| BVC 50 | BVS 70| <text:s text:c="3"/>+-----+----+-----+ <text:s text:c="3"/><text:span text:style-name="T10">| <text:s text:c="5"/>IMM <text:s/>ZPAG Z,X <text:s/>ABS <text:s/>A,X |</text:span></text:p>
      <text:p text:style-name="P2">| BCC 90 | BCS B0| <text:s text:c="3"/>| JSR | 20 | <text:s text:c="4"/>| <text:s text:c="3"/><text:span text:style-name="T10">+------------------------------+</text:span></text:p>
      <text:p text:style-name="P2">| BNE D0 | BEQ F0| <text:s text:c="3"/>| JMP | 4C | 6C <text:s/>| <text:s text:c="3"/><text:span text:style-name="T10">| BIT <text:s text:c="6"/>24 <text:s text:c="7"/>2C <text:s text:c="6"/>|</text:span></text:p>
      <text:p text:style-name="P2">+--------+-------+ <text:s text:c="3"/>+-----+----+-----+ <text:s text:c="3"/><text:span text:style-name="T10">| STY <text:s text:c="6"/>84 <text:s text:c="2"/>94 <text:s text:c="2"/>8C <text:s text:c="6"/>|</text:span></text:p>
      <text:p text:style-name="P2"><text:s text:c="2"/>Branches -0 <text:s text:c="10"/><text:span text:style-name="T9">Jumps -0,-C <text:s text:c="8"/></text:span><text:span text:style-name="T10">| LDY <text:s/>A0 <text:s text:c="2"/></text:span><text:span text:style-name="T11">A4 <text:s text:c="2"/>B4 <text:s text:c="2"/>AC <text:s text:c="2"/>BC <text:s/>|</text:span></text:p>
      <text:p text:style-name="P2"><text:s text:c="44"/><text:span text:style-name="T10">| CPY <text:s/>C0 <text:s text:c="2"/></text:span><text:span text:style-name="T11">C4 <text:s text:c="7"/>CC <text:s text:c="6"/>|</text:span></text:p>
      <text:p text:style-name="P2"><text:s text:c="44"/><text:span text:style-name="T10">| CPX <text:s/>E0 <text:s text:c="2"/></text:span><text:span text:style-name="T11">E4 <text:s text:c="7"/>EC <text:s text:c="6"/>|</text:span></text:p>
      <text:p text:style-name="P2"><text:s text:c="44"/><text:span text:style-name="T11">+------------------------------+</text:span></text:p>
      <text:p text:style-name="P8"><text:s text:c="47"/><text:span text:style-name="T19">Op Code -0, -4, -C</text:span></text:p>
      <text:p text:style-name="P8"><text:s text:c="5"/></text:p>
      <text:p text:style-name="P5"><text:span text:style-name="T12">+-----------------------------------------------------------------------------------------------------+</text:span></text:p>
      <text:p text:style-name="P3">| <text:s text:c="4"/>0- <text:s text:c="3"/>1- <text:s text:c="3"/>2- <text:s text:c="3"/>3- <text:s text:c="3"/>4- <text:s text:c="3"/>5- <text:s text:c="3"/>6- <text:s text:c="3"/>7- <text:s text:c="3"/>8- <text:s text:c="3"/>9- <text:s text:c="3"/>A- <text:s text:c="3"/>B- <text:s text:c="3"/>C- <text:s text:c="3"/>D- <text:s text:c="3"/>E- <text:s text:c="3"/>F- <text:s text:c="3"/>|</text:p>
      <text:p text:style-name="P3">+-----------------------------------------------------------------------------------------------------+</text:p>
      <text:p text:style-name="P3">|-0 <text:s/>BRK <text:s text:c="20"/>RTI <text:s text:c="8"/>RTS <text:s text:c="57"/>|</text:p>
      <text:p text:style-name="P3">|-8 <text:s/>PHP <text:s text:c="2"/>CLC <text:s text:c="2"/>PLP <text:s text:c="2"/>SEC <text:s text:c="2"/>PHA <text:s text:c="2"/>CLI <text:s text:c="2"/>PLA <text:s text:c="2"/>SEI <text:s text:c="2"/>DEY <text:s text:c="2"/>TYA <text:s text:c="2"/>TAY <text:s text:c="2"/>CLV <text:s text:c="2"/>INY <text:s text:c="2"/>CLD <text:s text:c="2"/>INX <text:s text:c="2"/>SED <text:s text:c="3"/>|</text:p>
      <text:p text:style-name="P3">|-A <text:s/>ASLA <text:s text:c="7"/>ROLA <text:s text:c="7"/>LSRA <text:s text:c="7"/>RORA <text:s text:c="7"/>TXA <text:s text:c="2"/>TXS <text:s text:c="2"/>TAX <text:s text:c="2"/>TSX <text:s text:c="2"/>DEX <text:s text:c="8"/>NOP <text:s text:c="9"/>|</text:p>
      <text:p text:style-name="P3">+-----------------------------------------------------------------------------------------------------+</text:p>
      <text:p text:style-name="P4"><text:span text:style-name="T13"><text:s text:c="20"/>Single-Byte Op Codes<text:tab/><text:tab/> <text:s text:c="8"/>-0, -8, -A</text:span></text:p>
      <text:p text:style-name="P4"/>
      <text:p text:style-name="P1">Important KIM Memory Locations<text:span text:style-name="T1"><text:tab/><text:tab/><text:tab/><text:tab/></text:span><text:span text:style-name="T2">I</text:span><text:span text:style-name="T3">mportant KIM programs or *subroutines</text:span></text:p>
      <text:p text:style-name="P1">------------------------------ <text:s text:c="28"/>--------------------------------------</text:p>
      <text:p text:style-name="P1">00EF,00F0 – Program Counter Image<text:tab/><text:tab/><text:tab/><text:tab/><text:span text:style-name="T3">1800 – Write (Dump) audio tape</text:span></text:p>
      <text:p text:style-name="P1">00F1 – Status Reg image (format NV-BDIZC)<text:tab/><text:tab/><text:tab/><text:span text:style-name="T3">1873 – Read (Load) audio tape</text:span></text:p>
      <text:p text:style-name="P1">00F2 – Stack Pointer image</text:p>
      <text:p text:style-name="P1">00F3 – Accumulator (A) image<text:tab/><text:tab/><text:tab/><text:tab/> <text:s text:c="6"/>*<text:span text:style-name="T3">199E – send 3700 Hz tone or beep</text:span></text:p>
      <text:p text:style-name="P1">00F4 – Y Register image<text:tab/><text:tab/><text:tab/><text:tab/> <text:s text:c="6"/>*<text:span text:style-name="T3">19C4 – send 2400 Hz tone or beep</text:span></text:p>
      <text:p text:style-name="P1">00F5 – X Register image</text:p>
      <text:p text:style-name="P1"/>
      <text:p text:style-name="P1">00F9-00Fb – Display image data<text:tab/><text:tab/><text:tab/><text:tab/><text:span text:style-name="T3">1C00 – “normal” interrupt entry point</text:span></text:p>
      <text:p text:style-name="P1"/>
      <text:p text:style-name="P1"><text:s/>User <text:s text:c="5"/>KIM</text:p>
      <text:p text:style-name="P1">External <text:s/>Internal <text:s text:c="40"/><text:span text:style-name="T6">1C4F – START – return to Monitor entry</text:span></text:p>
      <text:p text:style-name="P1"><text:s/>1700 <text:s text:c="6"/>1740 <text:s text:c="2"/>I/O register A <text:s text:c="25"/><text:span text:style-name="T6">1C22 – RST – reset return to Monitor</text:span></text:p>
      <text:p text:style-name="P1"><text:s/>1701 <text:s text:c="6"/>1741 <text:s text:c="2"/>Directnl reg A</text:p>
      <text:p text:style-name="P1"><text:s/>1702 <text:s text:c="6"/>1742 <text:s text:c="2"/>I/O reg<text:span text:style-name="T20">ister</text:span> B <text:s text:c="25"/><text:span text:style-name="T6">TELETYPE SUBROUTINES:</text:span></text:p>
      <text:p text:style-name="P1"><text:s/>1703 <text:s text:c="6"/>1743 <text:s text:c="2"/>Directnl reg B</text:p>
      <text:p text:style-name="P1"><text:s text:c="3"/>-Timers: no interrupt- <text:s text:c="33"/><text:span text:style-name="T6">1C2A – set teletype baud rate</text:span></text:p>
      <text:p text:style-name="P1"><text:s/>1704 <text:s text:c="6"/>1744 <text:s text:c="2"/>1 usec <text:s text:c="32"/>*<text:span text:style-name="T6">1E1E – print PC address</text:span></text:p>
      <text:p text:style-name="P1"><text:s/>1705 <text:s text:c="6"/>1745 <text:s text:c="2"/>4 usec <text:s text:c="32"/>*<text:span text:style-name="T7">1E2F – print new line</text:span></text:p>
      <text:p text:style-name="P1"><text:s/><text:span text:style-name="T4">1706 <text:s text:c="6"/>1746 <text:s text:c="2"/>64 usec//read time <text:s text:c="20"/>*</text:span><text:span text:style-name="T7">1E3B – print A as two hex characters</text:span></text:p>
      <text:p text:style-name="P1"><text:s/><text:span text:style-name="T4">1707 <text:s text:c="6"/>1747 <text:s text:c="2"/>1024 ysec//timeout <text:s text:c="20"/>*</text:span><text:span text:style-name="T7">1E9E – print a space</text:span></text:p>
      <text:p text:style-name="P1"><text:s text:c="3"/>-<text:span text:style-name="T4">Timers: interrupt- <text:s text:c="35"/>*</text:span><text:span text:style-name="T7">1EA0 – output A as 8-bit character</text:span></text:p>
      <text:p text:style-name="P1"><text:s/>170C <text:s text:c="6"/>174C <text:s text:c="2"/>1 usec</text:p>
      <text:p text:style-name="P1"><text:s/><text:span text:style-name="T5">170D <text:s text:c="6"/>174D <text:s text:c="2"/>8 usec <text:s text:c="32"/>*</text:span><text:span text:style-name="T7">1E5A – input 8-bit character in A</text:span></text:p>
      <text:p text:style-name="P1"><text:s/><text:span text:style-name="T5">170E <text:s text:c="6"/>174E <text:s text:c="2"/>64 usec//read time <text:s text:c="20"/>*</text:span><text:span text:style-name="T7">1F9D – input 2 hex characters to A</text:span></text:p>
      <text:p text:style-name="P1"><text:s/><text:span text:style-name="T5">170F <text:s text:c="6"/>174F <text:s text:c="2"/>1024 usec//timeout</text:span></text:p>
      <text:p text:style-name="P1"><text:s text:c="59"/><text:span text:style-name="T7">DISPLAY/KEYBOARD SUBROUTINES:</text:span></text:p>
      <text:p text:style-name="P1">0000-00EE, 1780-17E6: <text:s/>available</text:p>
      <text:p text:style-name="P1"><text:s text:c="58"/>*<text:span text:style-name="T8">1F19 – display address and contents</text:span></text:p>
      <text:p text:style-name="P1">17F5-6 <text:s text:c="5"/>Audio tape start address <text:s text:c="21"/>*<text:span text:style-name="T8">1F1F – display 6 hex digits</text:span></text:p>
      <text:p text:style-name="P1">17F7-8 <text:s text:c="5"/>Audio tape end address <text:s text:c="23"/>*<text:span text:style-name="T8">1F40 – test keyboard for any key</text:span></text:p>
      <text:p text:style-name="P1">17F9 <text:s text:c="7"/>Audio tape ID <text:s text:c="32"/>*<text:span text:style-name="T8">1F6A – test which key pressed</text:span></text:p>
      <text:p text:style-name="P1"/>
      <text:p text:style-name="P1">17FA-C <text:s text:c="5"/>NMI Vector (for SST and ST)</text:p>
      <text:p text:style-name="P1">17FE-F <text:s text:c="5"/>INT Vector (for BRK) <text:s text:c="25"/>*<text:span text:style-name="T8">1F63 – increment display address</text:span></text:p>
      <text:p text:style-name="P1"><text:s/>Above vectors should be set to</text:p>
      <text:p text:style-name="P1"><text:s/>1C00 (00 1C) for normal operation <text:s text:c="24"/><text:span text:style-name="T8">1FE7 – table of 7-segment pattern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08:11:24.852323526</meta:creation-date>
    <dc:date>2023-04-02T19:15:48.411706879</dc:date>
    <meta:editing-duration>PT1H32M46S</meta:editing-duration>
    <meta:editing-cycles>38</meta:editing-cycles>
    <meta:generator>LibreOffice/7.3.7.2$Linux_X86_64 LibreOffice_project/30$Build-2</meta:generator>
    <meta:document-statistic meta:table-count="0" meta:image-count="0" meta:object-count="0" meta:page-count="1" meta:paragraph-count="68" meta:word-count="656" meta:character-count="5348" meta:non-whitespace-character-count="2915"/>
  </office:meta>
</office:document-meta>
</file>